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ext_20_body">une forge logicielle est un système complet en ligne de gestion, de partage et de maintenance collaborative de textes (et donc en particulier de codes sources). Une forge intègre les services suivants, essentiels pour la mise en œuvre des bonnes pratiques de développement :</text:p>
      <text:list text:style-name="L1">
        <text:list-item>
          <text:p text:style-name="P1">système de gestion des versions (le plus utilisé étant <text:a xlink:type="simple" xlink:href="https://git-scm.com/book/en/v2/Getting-Started-About-Version-Control" office:name=""><text:span text:style-name="Definition">Git</text:span></text:a>) ; - éditeur en ligne</text:p>
        </text:list-item>
        <text:list-item>
          <text:p text:style-name="P1">gestionnaire de listes de discussion (et/ou de forums)</text:p>
        </text:list-item>
        <text:list-item>
          <text:p text:style-name="P1">outil de suivi des bugs</text:p>
        </text:list-item>
        <text:list-item>
          <text:p text:style-name="P1">gestion des tâches </text:p>
        </text:list-item>
        <text:list-item>
          <text:p text:style-name="P1">gestionnaire de documentation (souvent sur le principe du wiki) </text:p>
        </text:list-item>
        <text:list-item>
          <text:p text:style-name="P1">contrôle qualité.</text:p>
        </text:list-item>
      </text:list>
      <text:p text:style-name="First_20_paragraph">Depuis la planification, pensez à choisir une forge, selon vos besoin : Certaines forges permettent d’exposer du code source de façon publique, d’autre non Certaines forges ont des services associés, comme l’utilisation, certaines reposent sur du logiciel libre (gitlab), d’autres appartiennent à des firmes (github, propriété de Microsoft) Les forges intègrent plus ou moins bien les interactions entre le chercheur ou la chercheuse qui développe du code dans son “repository” et les utilisateur ou utilisatrices qui peuvent demandes des développements particuliers pour le logiciel en question ou rapporter des bu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03-27T08:29:14Z</meta:creation-date>
    <dc:date>2025-03-27T08:29:14Z</dc:date>
  </office:meta>
</office:document-meta>
</file>